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meta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1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8T13:11:26</dc:date>
    <meta:editing-duration>P1DT12H7M49S</meta:editing-duration>
    <meta:editing-cycles>189</meta:editing-cycles>
    <meta:print-date>2013-10-16T17:09:16</meta:print-date>
    <meta:document-statistic meta:table-count="2" meta:cell-count="117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2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6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5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1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2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3:'cc vs rs'.E5 'cc vs rs'.B2:'cc vs rs'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8:'cc vs rs'.E10 'cc vs rs'.B7:'cc vs rs'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4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